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99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us sig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us sig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lus sign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inus sign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 table:number-rows-repeated="104729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20:05:27.569889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34:49.525870524</meta:creation-date>
    <dc:date>2018-06-01T20:16:27.005664460</dc:date>
    <meta:editing-duration>PT3H49M25S</meta:editing-duration>
    <meta:editing-cycles>14</meta:editing-cycles>
    <meta:generator>LibreOffice/5.1.6.2$Linux_X86_64 LibreOffice_project/10m0$Build-2</meta:generator>
    <meta:document-statistic meta:table-count="1" meta:cell-count="5120" meta:object-count="0"/>
  </office:meta>
</office:document-meta>
</file>